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9.682cm" style:use-optimal-column-width="false"/>
    </style:style>
    <style:style style:name="co2" style:family="table-column">
      <style:table-column-properties style:column-width="68.3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pt" style:font-name-asian="Liberation Sans1" style:font-size-asian="2pt" style:font-name-complex="Alvi Nastaleeq" style:font-size-complex="2pt"/>
    </style:style>
    <style:style style:name="T3" style:family="text">
      <style:text-properties style:font-name="Alvi Nastaleeq" fo:font-size="200pt" style:font-size-asian="200pt" style:font-name-complex="Alvi Nastaleeq" style:font-size-complex="200pt"/>
    </style:style>
    <style:style style:name="T4" style:family="text">
      <style:text-properties style:font-name="Alvi Nastaleeq" fo:font-size="2pt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7.981cm" svg:height="104.44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ہر صنم کعبے میں حیران نظر آتا ہے</text:span><text:span text:style-name="T1"><text:line-break/></text:span><text:span text:style-name="T1">کیا اِسے موت کا سامان نظر آتا ہے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1">فاطمہؑ بنتِ اسد سے کہا کعبے میں چلیں</text:span><text:span text:style-name="T1"><text:line-break/></text:span><text:span text:style-name="T1">بے علیؑ گھر میرا سُنساں نظر آتا ہے</text:span><text:span text:style-name="T2"><text:line-break/></text:span><text:span text:style-name="T2"/></text:p>
              </table:table-cell>
              <table:table-cell table:style-name="ce4">
                <text:p text:style-name="P2"><text:span text:style-name="T3">ماں اکیلی تھیں، علیؑ روئے نہیں کعبے میں</text:span><text:span text:style-name="T3"><text:line-break/></text:span><text:span text:style-name="T3">غار میں کس لیے طوفان نظر آتا ہے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3">
                <text:p text:style-name="P1"><text:span text:style-name="T1">میزباں عرش پہ اِک روز یہی تو ہوگا</text:span><text:span text:style-name="T1"><text:line-break/></text:span><text:span text:style-name="T1">آج کعبے میں جو مہمان نظر آتا ہے</text:span><text:span text:style-name="T2"><text:line-break/></text:span><text:span text:style-name="T2"/></text:p>
              </table:table-cell>
              <table:table-cell table:style-name="ce4">
                <text:p text:style-name="P2"><text:span text:style-name="T3">آج ہاتھوں پہ اُٹھائے ہیں علیؑ کو احمدؐ</text:span><text:span text:style-name="T3"><text:line-break/></text:span><text:span text:style-name="T3">یعنی قرآن پہ قرآں نظر آتا ہے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3">
                <text:p text:style-name="P1"><text:span text:style-name="T1">فخرِ آدمؑ سے جو جلتا ہے تو اُس پر لعنت</text:span><text:span text:style-name="T1"><text:line-break/></text:span><text:span text:style-name="T1">کب یہ انسان ہے شیطان نظر آتا ہے</text:span><text:span text:style-name="T2"><text:line-break/></text:span><text:span text:style-name="T2"/></text:p>
              </table:table-cell>
              <table:table-cell table:style-name="ce4">
                <text:p text:style-name="P2"><text:span text:style-name="T3">نعرۂ حیدری مستوں کی زباں سے سن کر</text:span><text:span text:style-name="T3"><text:line-break/></text:span><text:span text:style-name="T3">مولوی سخت پریشان نظر آتا ہے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3">
                <text:p text:style-name="P1"><text:span text:style-name="T1">پا کے ہر بیت کے بدلے میں اثرؔ بیتِ جناں</text:span><text:span text:style-name="T1"><text:line-break/></text:span><text:span text:style-name="T1">مِلک میں مُلکِ سلیمان نظر آتا ہے</text:span><text:span text:style-name="T2"><text:line-break/></text:span><text:span text:style-name="T2"/></text:p>
              </table:table-cell>
              <table:table-cell table:style-name="ce4">
                <text:p text:style-name="P2"><text:span text:style-name="T3">جس نے مکار سیاست کو دیا دین کا نام</text:span><text:span text:style-name="T3"><text:line-break/></text:span><text:span text:style-name="T3">خاندانِ ابو سفیان نظر آتا ہے</text:span><text:span text:style-name="T4"><text:line-break/></text:span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7.973cm" fo:page-height="10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00:04.372538900</meta:creation-date>
    <dc:date>2026-01-27T20:27:12.954301000</dc:date>
    <meta:editing-duration>PT4M5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